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Exalted">
      <style:text-properties officeooo:paragraph-rsid="00c2e9f2"/>
    </style:style>
    <style:style style:name="P4" style:family="paragraph" style:parent-style-name="Heading_20_3">
      <style:text-properties style:language-asian="zh" style:country-asian="CN" style:language-complex="hi" style:country-complex="IN"/>
    </style:style>
    <style:style style:name="T1" style:family="text">
      <style:text-properties style:language-asian="zh" style:country-asian="CN" style:language-complex="hi" style:country-complex="IN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Heading_20_2" text:outline-level="2"/>
      <text:h text:style-name="Heading_20_2" text:outline-level="2">Eclipse</text:h>
      <text:section text:style-name="Sect1" text:name="Section4">
        <text:h text:style-name="Heading_20_3" text:outline-level="3"/>
        <text:h text:style-name="Heading_20_3" text:outline-level="3"/>
        <text:p text:style-name="Heading_20_10">Greater Charms</text:p>
        <text:h text:style-name="Heading_20_3" text:outline-level="3"/>
        <text:h text:style-name="Heading_20_3" text:outline-level="3"/>
        <text:h text:style-name="Heading_20_3" text:outline-level="3"/>
        <text:h text:style-name="Heading_20_3" text:outline-level="3"/>
        <text:h text:style-name="Heading_20_3" text:outline-level="3"/>
        <text:h text:style-name="Heading_20_3" text:outline-level="3"/>
        <text:p text:style-name="Heading_20_10">Greater Charms</text:p>
        <text:h text:style-name="Heading_20_3" text:outline-level="3"/>
        <text:h text:style-name="Heading_20_3" text:outline-level="3"/>
        <text:h text:style-name="Heading_20_2" text:outline-level="2">Socialize</text:h>
        <text:h text:style-name="Heading_20_3" text:outline-level="3"/>
        <text:h text:style-name="Heading_20_3" text:outline-level="3"/>
        <text:h text:style-name="Heading_20_3" text:outline-level="3"/>
        <text:p text:style-name="Heading_20_10">Greater Charms</text:p>
        <text:h text:style-name="Heading_20_3" text:outline-level="3"/>
        <text:h text:style-name="Heading_20_2" text:outline-level="2">Navigation</text:h>
        <text:h text:style-name="Heading_20_3" text:outline-level="3"/>
        <text:h text:style-name="Heading_20_3" text:outline-level="3">Grizzled Cataphract’s Way</text:h>
        <text:p text:style-name="Exalted">Cost: 4m<text:line-break/>Type: Simple<text:line-break/>Mins: Navigation 2</text:p>
        <text:p text:style-name="Exalted">The Solar always remains vigilant, and may keep watch, pilot ships, or guide horses through the night without penalties. This may be done up to 3 consecutive nights in a row before the Solar requires sleep.</text:p>
        <text:p text:style-name="Exalted">The Solar may only regain up to ½ of their Personal Motes during these long nights.</text:p>
        <text:h text:style-name="Heading_20_3" text:outline-level="3">Shipwreck-Surviving Stamina</text:h>
        <text:p text:style-name="Exalted">Cost: --<text:line-break/>Type: Permanent<text:line-break/>Mins: Navigation 2</text:p>
        <text:p text:style-name="Exalted">Escape certain doom caused by a vehicular catastrophe such as an explosive crash, or violent capsize. The Solar, as well as up to (Essence) x2 chosen people (or people-sized cargo) will definitely emerge with no more than cosmetic damage. More can be guaranteed to escape with 2x the value of a Navigation roll.</text:p>
        <text:h text:style-name="Heading_20_3" text:outline-level="3">Weather-Anticipating Intuition</text:h>
        <text:p text:style-name="Exalted">Cost: 5m<text:line-break/>Type: Simple; Week<text:line-break/>Mins: Navigation 3</text:p>
        <text:p text:style-name="Exalted">With a glance, the Solar can predict what the weather will be like for a week. The Player asks the Storyteller for the forecast, which will be true so long as there is no unnatural influence.</text:p>
        <text:p text:style-name="Exalted">They may also recognize if the current weather has any unnatural influence, so long as they are not a new arrival to the area.</text:p>
        <text:p text:style-name="Heading_20_10">Greater Charms</text:p>
        <text:h text:style-name="Heading_20_3" text:outline-level="3">Phantom Rider’s Retreat</text:h>
        <text:p text:style-name="Exalted">Cost: 6m<text:line-break/>Type: Simple; Constant<text:line-break/>Mins: Navigation 4</text:p>
        <text:p text:style-name="Exalted">The Solar leads their party to safety. So long as their mode of transportation does not halt movement, their pursuers will be unable to catch them.</text:p>
        <text:p text:style-name="Exalted">The Solar cannot rest while the effects of this charm are active, nor regain motes.</text:p>
        <text:h text:style-name="Heading_20_3" text:outline-level="3">A Will is a Way</text:h>
        <text:p text:style-name="Exalted">Cost: --<text:line-break/>Type: Permanent<text:line-break/>Mins: Navigation 5</text:p>
        <text:p text:style-name="Exalted">Even if the way forward seems to be impossible, the Solar will find a path to their destination. Once per Story, the Player declares that they and their companions will arrive at the specified place, no matter the obstruction, and the Storyteller must open a path for them to follow.</text:p>
        <text:p text:style-name="Exalted">This may be repeated in the Story by spending a Strife Point.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 style:master-page-name="">
      <style:paragraph-properties fo:margin-left="0in" fo:margin-right="0in" fo:margin-top="0in" fo:margin-bottom="0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20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.0402in" fo:margin-bottom="0.0402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" fo:font-family="'Mercury Text G2 Semibold'" style:font-style-name="Semibold" style:font-family-generic="modern" style:font-pitch="variable" fo:font-size="14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1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Exalted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09-12T20:49:23.936000000</dc:date>
    <meta:editing-cycles>177</meta:editing-cycles>
    <meta:editing-duration>PT20H9M38S</meta:editing-duration>
    <meta:generator>LibreOffice/7.2.0.4$Windows_X86_64 LibreOffice_project/9a9c6381e3f7a62afc1329bd359cc48accb6435b</meta:generator>
    <dc:creator>Samuel Smith</dc:creator>
    <meta:document-statistic meta:table-count="0" meta:image-count="0" meta:object-count="0" meta:page-count="1" meta:paragraph-count="30" meta:word-count="335" meta:character-count="1919" meta:non-whitespace-character-count="1614"/>
  </office:meta>
</office:document-meta>
</file>